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spectalizableDescription.getAspec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Description.addAspectDescription( AspectDescription asp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spectalizableDescription.getAspectDescription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